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21000000B8DD2C2626BEB9204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1 <text:s text:c="53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2 <text:s text:c="53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3 <text:s text:c="53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4 <text:s text:c="53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 presentation:user-transformed="true">
          <draw:text-box>
            <text:p>5 <text:s text:c="52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 presentation:user-transformed="true">
          <draw:text-box>
            <text:p>6 <text:s text:c="52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 presentation:user-transformed="true">
          <draw:text-box>
            <text:p>7 <text:s text:c="52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 presentation:user-transformed="true">
          <draw:text-box>
            <text:p>8 <text:s text:c="52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 presentation:user-transformed="true">
          <draw:text-box>
            <text:p>9 <text:s text:c="52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 presentation:user-transformed="true">
          <draw:text-box>
            <text:p>10 <text:s text:c="52"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  <text:list-item>
                <text:p>…………………………………………………….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3:04:52.222722000</meta:creation-date>
    <meta:editing-duration>P2DT20H47M16S</meta:editing-duration>
    <meta:editing-cycles>4</meta:editing-cycles>
    <meta:generator>LibreOffice/6.0.6.2$MacOSX_X86_64 LibreOffice_project/0c292870b25a325b5ed35f6b45599d2ea4458e77</meta:generator>
    <dc:title>Blue Curve</dc:title>
    <meta:initial-creator>Engelbert Niehaus</meta:initial-creator>
    <dc:date>2020-04-23T09:52:08.304375000</dc:date>
    <dc:creator>Engelbert Niehaus</dc:creator>
    <meta:document-statistic meta:object-count="75"/>
  </office:meta>
</office:document-meta>
</file>